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13.8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_plan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5" office:value-type="string" calcext:value-type="string">
            <text:p>WHEN</text:p>
          </table:table-cell>
          <table:table-cell table:style-name="ce5" office:value-type="string" calcext:value-type="string">
            <text:p>WHAT</text:p>
          </table:table-cell>
        </table:table-row>
        <table:table-row table:style-name="ro2">
          <table:table-cell office:value-type="string" calcext:value-type="string">
            <text:p>09:00 – 09:10 </text:p>
          </table:table-cell>
          <table:table-cell table:style-name="ce8" office:value-type="string" calcext:value-type="string">
            <text:p><text:span text:style-name="T1">Welcome &amp; short introduction</text:span></text:p>
            <text:p><text:span text:style-name="T1">Outline</text:span></text:p>
          </table:table-cell>
        </table:table-row>
        <table:table-row table:style-name="ro3">
          <table:table-cell office:value-type="string" calcext:value-type="string">
            <text:p/>
            <text:p/>
            <text:p/>
            <text:p>09:10 – 09:40 </text:p>
          </table:table-cell>
          <table:table-cell office:value-type="string" calcext:value-type="string">
            <text:p><text:span text:style-name="T2">Transparency and reproducibility through open research practices</text:span></text:p>
            <text:p>- Biases in science</text:p>
            <text:p>- The replication crisis</text:p>
          </table:table-cell>
        </table:table-row>
        <table:table-row table:style-name="ro2">
          <table:table-cell office:value-type="string" calcext:value-type="string">
            <text:p/>
            <text:p>9:40-10:10</text:p>
          </table:table-cell>
          <table:table-cell office:value-type="string" calcext:value-type="string">
            <text:p><text:span text:style-name="T2">The digital research workflow</text:span></text:p>
            <text:p>- Overview of digital research designs, work flows, and data management</text:p>
          </table:table-cell>
        </table:table-row>
        <table:table-row table:style-name="ro4">
          <table:table-cell table:style-name="ce7" office:value-type="string" calcext:value-type="string">
            <text:p>10:10 – 10:20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/>
            <text:p>10:20-11:15 </text:p>
          </table:table-cell>
          <table:table-cell office:value-type="string" calcext:value-type="string">
            <text:p><text:span text:style-name="T2">Digitally enhanced literature search and management</text:span></text:p>
            <text:p>- Researchrabbit, Elicit &amp; Zotero</text:p>
            <text:p>- Exercise: Finding papers using AI-based search tools</text:p>
          </table:table-cell>
        </table:table-row>
        <table:table-row table:style-name="ro4">
          <table:table-cell table:style-name="ce7" office:value-type="string" calcext:value-type="string">
            <text:p>11:15 – 11:25 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6">
          <table:table-cell office:value-type="string" calcext:value-type="string">
            <text:p/>
            <text:p>11:25 – 12:30 </text:p>
          </table:table-cell>
          <table:table-cell office:value-type="string" calcext:value-type="string">
            <text:p><text:span text:style-name="T2">Documentation</text:span></text:p>
            <text:p>- Best practices for digital documentation</text:p>
            <text:p>- Exercise: Making research resources transparent and findable</text:p>
          </table:table-cell>
        </table:table-row>
        <table:table-row table:style-name="ro4">
          <table:table-cell table:style-name="ce7" office:value-type="string" calcext:value-type="string">
            <text:p>12:30 – 13:30 </text:p>
          </table:table-cell>
          <table:table-cell table:style-name="ce10" office:value-type="string" calcext:value-type="string">
            <text:p>Lunch break</text:p>
          </table:table-cell>
        </table:table-row>
        <table:table-row table:style-name="ro7">
          <table:table-cell office:value-type="string" calcext:value-type="string">
            <text:p/>
            <text:p>13:30 – 14:45</text:p>
          </table:table-cell>
          <table:table-cell office:value-type="string" calcext:value-type="string">
            <text:p><text:span text:style-name="T2">Digital collaboration: Writing</text:span></text:p>
            <text:p>- Living documents</text:p>
            <text:p>- Exercise: collaborative writing &amp; version control in living documents</text:p>
            <text:p>- Coding notebooks and executable articles</text:p>
          </table:table-cell>
        </table:table-row>
        <table:table-row table:style-name="ro4">
          <table:table-cell table:style-name="ce7" office:value-type="string" calcext:value-type="string">
            <text:p>14:45 – 14:55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6">
          <table:table-cell office:value-type="string" calcext:value-type="string">
            <text:p/>
            <text:p>14:55 – 15:30</text:p>
          </table:table-cell>
          <table:table-cell office:value-type="string" calcext:value-type="string">
            <text:p><text:span text:style-name="T2">Making research output useable</text:span></text:p>
            <text:p>- Licenses</text:p>
            <text:p>- Exercise: finding the license for your research</text:p>
          </table:table-cell>
        </table:table-row>
        <table:table-row table:style-name="ro6">
          <table:table-cell office:value-type="string" calcext:value-type="string">
            <text:p>15:30-16:00</text:p>
          </table:table-cell>
          <table:table-cell office:value-type="string" calcext:value-type="string">
            <text:p><text:span text:style-name="T2">New forms of publication</text:span></text:p>
            <text:p>- Preprints &amp; overlay journals</text:p>
            <text:p>- Registered reports</text:p>
          </table:table-cell>
        </table:table-row>
        <table:table-row table:style-name="ro4">
          <table:table-cell table:style-name="ce7" office:value-type="string" calcext:value-type="string">
            <text:p>16:00-16:10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6">
          <table:table-cell office:value-type="string" calcext:value-type="string">
            <text:p>16:10-16:25</text:p>
          </table:table-cell>
          <table:table-cell office:value-type="string" calcext:value-type="string">
            <text:p>Exercise:</text:p>
            <text:p>- which journals in your research area are relevant?</text:p>
            <text:p>- registered reports and reproducible journals in your discipline</text:p>
          </table:table-cell>
        </table:table-row>
        <table:table-row table:style-name="ro2">
          <table:table-cell office:value-type="string" calcext:value-type="string">
            <text:p>16:25 – 16:55</text:p>
          </table:table-cell>
          <table:table-cell office:value-type="string" calcext:value-type="string">
            <text:p><text:span text:style-name="T2">Discussion</text:span></text:p>
            <text:p>Which digital tools could be useful for your research process and in your scientific field? </text:p>
          </table:table-cell>
        </table:table-row>
        <table:table-row table:style-name="ro4">
          <table:table-cell office:value-type="string" calcext:value-type="string">
            <text:p>16:55 – 17:00</text:p>
          </table:table-cell>
          <table:table-cell table:style-name="ce8" office:value-type="string" calcext:value-type="string">
            <text:p>Clo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.00.0000</text:date>, <text:time style:data-style-name="N2" text:time-value="13:24:34.755795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6T13:24:42.947976058</dc:date>
    <dc:creator>Hannah Metzler</dc:creator>
    <meta:editing-duration>PT19M32S</meta:editing-duration>
    <meta:editing-cycles>8</meta:editing-cycles>
    <meta:generator>LibreOffice/6.4.7.2$Linux_X86_64 LibreOffice_project/40$Build-2</meta:generator>
    <meta:document-statistic meta:table-count="1" meta:cell-count="34" meta:object-count="0"/>
  </office:meta>
</office:document-meta>
</file>